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48" calcext:value-type="float">
            <text:p>10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73" calcext:value-type="float">
            <text:p>16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044" calcext:value-type="float">
            <text:p>36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993" calcext:value-type="float">
            <text:p>309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447" calcext:value-type="float">
            <text:p>35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0" calcext:value-type="float">
            <text:p>199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2:29:36.512913894</meta:creation-date>
    <dc:date>2019-06-10T22:36:45.313016571</dc:date>
    <meta:editing-duration>PT7M14S</meta:editing-duration>
    <meta:editing-cycles>1</meta:editing-cycles>
    <meta:document-statistic meta:table-count="1" meta:cell-count="44" meta:object-count="0"/>
    <meta:generator>LibreOffice/5.2.7.2$Linux_X86_64 LibreOffice_project/20m0$Build-2</meta:generator>
  </office:meta>
</office:document-meta>
</file>